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style:font-name="Ubuntu"/>
    </style:style>
    <style:style style:name="P2" style:family="paragraph" style:parent-style-name="Text_20_body">
      <style:text-properties style:font-name="Ubuntu" fo:font-size="14pt" officeooo:rsid="001c04bd" style:font-size-asian="12.25pt" style:font-size-complex="14pt"/>
    </style:style>
    <style:style style:name="P3" style:family="paragraph" style:parent-style-name="Text_20_body">
      <style:text-properties style:font-name="Ubuntu" fo:font-size="14pt" officeooo:rsid="001c04bd" officeooo:paragraph-rsid="001c04bd" style:font-size-asian="12.25pt" style:font-size-complex="14pt"/>
    </style:style>
    <style:style style:name="P4" style:family="paragraph" style:parent-style-name="Text_20_body">
      <style:text-properties style:font-name="Ubuntu" fo:font-size="14pt" officeooo:rsid="001ca1ae" officeooo:paragraph-rsid="001ca1ae" style:font-size-asian="12.25pt" style:font-size-complex="14pt"/>
    </style:style>
    <style:style style:name="P5" style:family="paragraph" style:parent-style-name="Text_20_body">
      <style:text-properties style:font-name="Ubuntu" fo:font-size="14pt" fo:font-style="italic" officeooo:rsid="001c04bd" officeooo:paragraph-rsid="001c04bd" style:font-size-asian="12.25pt" style:font-style-asian="italic" style:font-size-complex="14pt" style:font-style-complex="italic"/>
    </style:style>
    <style:style style:name="P6" style:family="paragraph" style:parent-style-name="Text_20_body">
      <style:text-properties officeooo:rsid="001fc1e7" officeooo:paragraph-rsid="001fc1e7"/>
    </style:style>
    <style:style style:name="P7" style:family="paragraph" style:parent-style-name="Title">
      <style:text-properties style:font-name="Ubuntu"/>
    </style:style>
    <style:style style:name="T1" style:family="text">
      <style:text-properties style:font-name="Ubuntu" fo:font-size="14pt" style:font-size-asian="12.25pt" style:font-size-complex="14pt"/>
    </style:style>
    <style:style style:name="T2" style:family="text">
      <style:text-properties style:font-name="Ubuntu" fo:font-size="14pt" officeooo:rsid="001ca1ae" style:font-size-asian="12.25pt" style:font-size-complex="14pt"/>
    </style:style>
    <style:style style:name="T3" style:family="text">
      <style:text-properties style:font-name="Ubuntu" fo:font-size="14pt" officeooo:rsid="001e1183" style:font-size-asian="12.25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ТЕХНОЛОГИЯ НА ВЛАСТТА</text:p>
      <text:h text:style-name="P1" text:outline-level="2">1. Концепция на Макиавели</text:h>
      <text:p text:style-name="P2">-Макиавели е основател на новата политическа наука през епохата на ренесанса и неговите политически възгледи са сврързващо звено м/ъ античната и съвременната политическа наука. Той е първият велик политически мислител на новото време; първият учен на новата политическа наука и нейн създател.</text:p>
      <text:p text:style-name="P3">В основата на политическото поведение, според Макиавели, стоят интересът(ползвата) и силата. Съдбата винаги е на страната на по-силната армия, а главните основи на държавата трябва да бъдат добрите закони и силната войска. Методулогията на Макиавели предполага извеждането на научните принципи на политическото изкуство, от изследването на реалните качества на човек. Върху основата на познанието на действителността трябва да се извеждат политическите принципи и в съотвествие с тях да се твори политическата история. Според Макиавели основните и най-важни принципи на политическата наука са: </text:p>
      <text:p text:style-name="P5">1. Човешките способности създават историята</text:p>
      <text:p text:style-name="P5">2. Интересите и страстите могат да се променят по външен вид, но не и законите на историята. Макар, че някои народи напредват, а други отпадат, приносите на всички се запазват.</text:p>
      <text:p text:style-name="P4">Макиавели заменя средновековното разбиране за божествената предопределеност с идеята за взаимоотношението м/у обективната историческа необходимост, която той нарича fortuna (съдба) и активната роля в историческия процес на свободната роля на индивида.</text:p>
      <text:p text:style-name="Text_20_body"><text:span text:style-name="T2">Човек е свързан с определени обстоятелства, с които е принуден да съобразява своите постъпки. Но той не е пасивна фигура. И fortuna, подобно на пълноводна река, разрушава това, което няма сили. Съдбата проявява своята мощ, тогава когато не среща съпротиви. Тя обича да показва своята власт, тогава когато в хората липсва мъжество. За това наред със съдбата Макиавели счита за втора движеща сила на политиката, а именно личната енергия, която се проявява като сила, доблест и предприемчивост на индивида. Големият политически </text:span><text:soft-page-break/><text:span text:style-name="T2">мислител обосновава ролята на Homo-faber </text:span><text:span text:style-name="T3">, да съгласува поведението си с потребностите на своята епоха.</text:span></text:p>
      <text:p text:style-name="P6"><text:span text:style-name="T3">В </text:span><text:span text:style-name="T1">своето произведение, владетелят “IL Principe”, Макиавели поставя въпроса, какво място заема съдбата в човешките дела и възможно ли е да й се противостои. Според него, и напълно в духа на римската традиция, съдбата подпомага смелите и всеки е творец на съдбата си. Макиавели е първият мислител, който разглежда държавата като цялостна национална властническа организация одухотворена от закона и правото.</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29T11:29:25.518528831</meta:creation-date>
    <dc:date>2022-09-29T12:27:26.749795196</dc:date>
    <meta:editing-duration>PT9M21S</meta:editing-duration>
    <meta:editing-cycles>1</meta:editing-cycles>
    <meta:generator>LibreOffice/6.4.7.2$Linux_X86_64 LibreOffice_project/40$Build-2</meta:generator>
    <meta:document-statistic meta:table-count="0" meta:image-count="0" meta:object-count="0" meta:page-count="2" meta:paragraph-count="9" meta:word-count="353" meta:character-count="2435" meta:non-whitespace-character-count="2090"/>
  </office:meta>
</office:document-meta>
</file>